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 300/CMPSC 300 Final Project Report</text:p>
      <text:p text:style-name="P6"/>
      <text:p text:style-name="P2">Motivation</text:p>
      <text:p text:style-name="P5">______ Began with a statement of purpose</text:p>
      <text:p text:style-name="P4">______ Explained why project is important and/or useful</text:p>
      <text:p text:style-name="P2">Background</text:p>
      <text:p text:style-name="P3">______ <text:s/>Sufficiently introduced relevant biological information to allow a non-expert to understand why project is interesting and important</text:p>
      <text:p text:style-name="P3"/>
      <text:p text:style-name="P3">______ <text:s/>Synthesized information from multiple previously published studies to describe current state of problem/field</text:p>
      <text:p text:style-name="P3"/>
      <text:p text:style-name="P3">______ <text:s/>Included citations, as needed</text:p>
      <text:p text:style-name="P3"/>
      <text:p text:style-name="P2">Approach</text:p>
      <text:p text:style-name="P3">______ <text:s/>Provided a description of the general approach appropriate for the BIO/CS 300 audience</text:p>
      <text:p text:style-name="P3"/>
      <text:p text:style-name="P3">______ <text:s/>Included algorithms, if appropriate</text:p>
      <text:p text:style-name="P3"/>
      <text:p text:style-name="P2">Results and Analysis</text:p>
      <text:p text:style-name="P3">______ <text:s/>Included written description(s) of major finding(s)</text:p>
      <text:p text:style-name="P3"/>
      <text:p text:style-name="P3">______ <text:s/>Supported written descriptions with tables, graphs, snapshots of output, as appropriate</text:p>
      <text:p text:style-name="P3"/>
      <text:p text:style-name="P3">______ <text:s/>Supporting images included well-written, informative titles and legends </text:p>
      <text:p text:style-name="P3"/>
      <text:p text:style-name="P2">Conclusions</text:p>
      <text:p text:style-name="P3">______ <text:s/>Briefly described project goals and results</text:p>
      <text:p text:style-name="P3"/>
      <text:p text:style-name="P3">______ <text:s/>If project is incomplete, described next steps/future studies</text:p>
      <text:p text:style-name="P3"/>
      <text:p text:style-name="P3">______ <text:s/>Included thoughts what was learned by conceiving and working on the project</text:p>
      <text:p text:style-name="P3"/>
      <text:p text:style-name="P3">______ <text:s/>Described the biggest challenges and biggest rewards of completing the project</text:p>
      <text:p text:style-name="P3"/>
      <text:p text:style-name="P3"/>
      <text:p text:style-name="P2">General Requirements</text:p>
      <text:p text:style-name="P5">______ <text:s/>Incorporated feedback received on progress report, if any</text:p>
      <text:p text:style-name="P5">______ <text:s/>Well-written, no typos or grammatical errors</text:p>
      <text:p text:style-name="P5">______ <text:s/>Professional style and formatting</text:p>
      <text:p text:style-name="P5">______ <text:s/>Six or more pa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9:08:41</meta:creation-date>
    <dc:date>2016-04-22T14:04:37</dc:date>
    <meta:editing-duration>PT29M21S</meta:editing-duration>
    <meta:editing-cycles>6</meta:editing-cycles>
    <meta:generator>OpenOffice.org/3.4.1$Unix OpenOffice.org_project/341m1$Build-9593</meta:generator>
    <meta:document-statistic meta:table-count="0" meta:image-count="0" meta:object-count="0" meta:page-count="1" meta:paragraph-count="25" meta:word-count="181" meta:character-count="1349"/>
  </office:meta>
</office:document-meta>
</file>